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fo:font-size="9pt" officeooo:rsid="000647b5" officeooo:paragraph-rsid="000647b5" style:font-size-asian="9pt" style:font-size-complex="9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officeooo:paragraph-rsid="003cdc1a"/>
    </style:style>
    <style:style style:name="P4" style:family="paragraph" style:parent-style-name="Standard">
      <style:text-properties officeooo:rsid="000647b5" officeooo:paragraph-rsid="000647b5"/>
    </style:style>
    <style:style style:name="T1" style:family="text">
      <style:text-properties officeooo:rsid="002fdd84"/>
    </style:style>
    <style:style style:name="T2" style:family="text">
      <style:text-properties officeooo:rsid="003d4135"/>
    </style:style>
    <style:style style:name="T3" style:family="text">
      <style:text-properties officeooo:rsid="003cdc1a"/>
    </style:style>
    <style:style style:name="T4" style:family="text">
      <style:text-properties officeooo:rsid="0030a042"/>
    </style:style>
    <style:style style:name="T5" style:family="text">
      <style:text-properties officeooo:rsid="003e16c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4">Name</text:span>: <text:span text:style-name="T4">Ali</text:span> <text:span text:style-name="T4">Amer</text:span> <text:span text:style-name="T4">Ibrahim</text:span> </text:p>
      <text:p text:style-name="P4"><text:span text:style-name="T4">Id</text:span>: 1900881</text:p>
      <text:p text:style-name="P4"/>
      <text:p text:style-name="P3"><text:span text:style-name="Strong_20_Emphasis"><text:span text:style-name="T5">Practical </text:span></text:span><text:span text:style-name="Strong_20_Emphasis"><text:span text:style-name="T3">Assignment (1)</text:span></text:span></text:p>
      <text:p text:style-name="P3"><text:span text:style-name="Strong_20_Emphasis"><text:line-break/><text:line-break/><text:line-break/><text:line-break/><text:line-break/><text:line-break/><text:line-break/><text:line-break/><text:line-break/></text:span></text:p>
      <text:p text:style-name="P3"><text:span text:style-name="Strong_20_Emphasis"/></text:p>
      <text:p text:style-name="P3"><text:span text:style-name="Strong_20_Emphasis"><text:line-break/><text:line-break/><text:line-break/><text:line-break/><text:line-break/><text:line-break/><text:line-break/><text:line-break/></text:span></text:p>
      <text:p text:style-name="P3"><text:span text:style-name="Strong_20_Emphasis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Strong_20_Emphasis"><text:line-break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ibliography_20_Heading" style:display-name="Bibliography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font-size="9pt" officeooo:rsid="000647b5" officeooo:paragraph-rsid="000647b5" style:font-size-asian="9pt" style:font-size-complex="9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2fdd84"/>
    </style:style>
    <style:style style:name="MT2" style:family="text">
      <style:text-properties officeooo:rsid="003e16c0"/>
    </style:style>
    <style:style style:name="MT3" style:family="text">
      <style:text-properties officeooo:rsid="003cdc1a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CSE</text:span><text:span text:style-name="MT2">433</text:span>, <text:span text:style-name="MT2">Software Performance Evaluation</text:span>, <text:span text:style-name="MT3">FALL</text:span> <text:span text:style-name="MT1">24</text:span></text:p>
      </style:header>
      <style:footer>
        <text:p text:style-name="MP2"><text:bookmark-start text:name="PageNumWizard_FOOTER_Default Page Style1 Copy 1"/><text:page-number text:select-page="current">2</text:page-number><text:bookmark-end text:name="PageNumWizard_FOOTER_Default Page Style1 Copy 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9T18:05:48.079827959</meta:creation-date>
    <dc:date>2025-01-03T11:52:02.919274909</dc:date>
    <meta:editing-duration>PT7H57M49S</meta:editing-duration>
    <meta:editing-cycles>45</meta:editing-cycles>
    <meta:generator>LibreOffice/24.2.7.2$Linux_X86_64 LibreOffice_project/420$Build-2</meta:generator>
    <meta:print-date>2024-08-18T03:09:16.422507848</meta:print-date>
    <meta:printed-by>PDF files</meta:printed-by>
    <meta:document-statistic meta:table-count="0" meta:image-count="0" meta:object-count="0" meta:page-count="2" meta:paragraph-count="8" meta:word-count="16" meta:character-count="141" meta:non-whitespace-character-count="95"/>
  </office:meta>
</office:document-meta>
</file>